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10" table:style-name="lpod_auto_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number-columns-repeated="10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string" calcext:value-type="string" office:string-value="abc" table:style-name="center_integer_no_zero_grid_06pt">
            <text:p>abc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